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a10000" style:font-name="MS Mincho" fo:font-size="11pt" fo:font-weight="bold" style:font-name-asian="MS Mincho" style:font-size-asian="11pt" style:font-weight-asian="bold" style:font-name-complex="MS Mincho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fo:color="#a10000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fo:color="#a10000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a10000" style:font-name="MS Mincho" fo:font-size="11pt" fo:font-weight="bold" style:font-name-asian="MS Mincho" style:font-size-asian="11pt" style:font-weight-asian="bold" style:font-name-complex="MS Mincho" style:font-size-complex="11pt" style:font-weight-complex="bold"/>
    </style:style>
    <style:style style:name="T4" style:family="text">
      <style:text-properties fo:color="#a10000" style:font-name="MS Mincho" fo:font-size="11pt" fo:language="en" fo:country="none" fo:font-weight="bold" style:font-name-asian="MS Mincho" style:font-size-asian="11pt" style:font-weight-asian="bold" style:font-name-complex="MS Mincho" style:font-size-complex="11pt" style:font-weight-complex="bold"/>
    </style:style>
    <style:style style:name="T5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=007298</text:p>
      <text:p text:style-name="P3"><text:span text:style-name="T1">ゲームフォルダ内の「法律</text:span><text:span text:style-name="T2"> </text:span><text:span text:style-name="T1">6</text:span><text:span text:style-name="T2"> </text:span><text:span text:style-name="T1">インターミッション</text:span><text:span text:style-name="T2"> </text:span><text:span text:style-name="T1">3</text:span><text:span text:style-name="T2"> </text:span><text:span text:style-name="T1">パート</text:span><text:span text:style-name="T2"> </text:span><text:span text:style-name="T1">3」についてはログを参照してください</text:span></text:p>
      <text:p text:style-name="P1">_</text:p>
      <text:p text:style-name="P3"><text:span text:style-name="T1">2. ミニチュア争い</text:span><text:span text:style-name="T3">:</text:span><text:span text:style-name="T1"> =007327</text:span></text:p>
      <text:p text:style-name="P1">これは何ですか？ハロウィーンの乱交？</text:p>
      <text:p text:style-name="P3"><text:span text:style-name="T1">誰かが私に触れている。続けてください</text:span><text:span text:style-name="T4">。 </text:span>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95" meta:character-count="118"/>
    <meta:generator>OpenOffice/4.1.2$Win32 OpenOffice.org_project/412m3$Build-9782</meta:generator>
  </office:meta>
</office:document-meta>
</file>